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9d9d" officeooo:paragraph-rsid="00059d9d"/>
    </style:style>
    <style:style style:name="P2" style:family="paragraph" style:parent-style-name="Standard">
      <style:text-properties officeooo:rsid="000ad3eb" officeooo:paragraph-rsid="000ad3eb"/>
    </style:style>
    <style:style style:name="P3" style:family="paragraph" style:parent-style-name="Standard">
      <style:text-properties officeooo:rsid="000b0223" officeooo:paragraph-rsid="000b0223"/>
    </style:style>
    <style:style style:name="P4" style:family="paragraph" style:parent-style-name="Standard">
      <style:text-properties officeooo:rsid="000b68c0" officeooo:paragraph-rsid="000b0223"/>
    </style:style>
    <style:style style:name="T1" style:family="text">
      <style:text-properties officeooo:rsid="0005cdde"/>
    </style:style>
    <style:style style:name="T2" style:family="text">
      <style:text-properties officeooo:rsid="0008fa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rekkala <text:span text:style-name="T2">sudhakar</text:span></text:p>
      <text:p text:style-name="P2">hi swaroop</text:p>
      <text:p text:style-name="P3">ksjh <text:s/>df dfl</text:p>
      <text:p text:style-name="P4">hvfj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19:18.593927115</dc:date>
    <dc:creator>acer </dc:creator>
    <meta:editing-duration>PT47M2S</meta:editing-duration>
    <meta:editing-cycles>9</meta:editing-cycles>
    <meta:document-statistic meta:table-count="0" meta:image-count="0" meta:object-count="0" meta:page-count="1" meta:paragraph-count="4" meta:word-count="9" meta:character-count="47" meta:non-whitespace-character-count="40"/>
  </office:meta>
</office:document-meta>
</file>